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settings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stroke="solid" draw:stroke-dash="Ultrafine_20_Dashed" svg:stroke-width="0.04cm" svg:stroke-color="#009933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2" style:family="graphic" style:parent-style-name="standard">
      <style:graphic-properties svg:stroke-width="0.04cm" svg:stroke-color="#009933" draw:marker-start-width="0.26cm" draw:marker-end-width="0.26cm" draw:fill="none" draw:fill-color="#000000" draw:textarea-horizontal-align="justify" draw:textarea-vertical-align="middle" draw:auto-grow-height="false" fo:min-height="0.064cm" fo:min-width="0cm" fo:padding-top="0.145cm" fo:padding-bottom="0.145cm" fo:padding-left="0.27cm" fo:padding-right="0.27cm"/>
    </style:style>
    <style:style style:name="gr3" style:family="graphic" style:parent-style-name="objectwithoutfill">
      <style:graphic-properties svg:stroke-width="0.01cm" draw:marker-start="" draw:marker-start-width="0.1cm" draw:marker-end="Arrow" draw:marker-end-width="0.1cm" draw:fill="none" draw:textarea-vertical-align="middle" fo:padding-top="0.13cm" fo:padding-bottom="0.13cm" fo:padding-left="0.255cm" fo:padding-right="0.255cm"/>
    </style:style>
    <style:style style:name="gr4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6.7cm" svg:y="2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0.6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5cm" svg:y1="4.4cm" svg:x2="4.9cm" svg:y2="4.9cm">
          <text:p/>
        </draw:line>
        <draw:line draw:style-name="gr4" draw:text-style-name="P1" draw:layer="layout" svg:x1="4.9cm" svg:y1="0.4cm" svg:x2="0.4cm" svg:y2="0.4cm">
          <text:p/>
        </draw:line>
        <draw:line draw:style-name="gr4" draw:text-style-name="P1" draw:layer="layout" svg:x1="4.8cm" svg:y1="4.9cm" svg:x2="0.4cm" svg:y2="4.9cm">
          <text:p/>
        </draw:line>
        <draw:line draw:style-name="gr4" draw:text-style-name="P1" draw:layer="layout" svg:x1="0.4cm" svg:y1="4.9cm" svg:x2="0.4cm" svg:y2="0.4cm">
          <text:p/>
        </draw:line>
        <draw:line draw:style-name="gr4" draw:text-style-name="P1" draw:layer="layout" svg:x1="9.4cm" svg:y1="4.9cm" svg:x2="4.8cm" svg:y2="4.9cm">
          <text:p/>
        </draw:line>
        <draw:line draw:style-name="gr4" draw:text-style-name="P1" draw:layer="layout" svg:x1="9.4cm" svg:y1="0.4cm" svg:x2="4.9cm" svg:y2="0.4cm">
          <text:p/>
        </draw:line>
        <draw:line draw:style-name="gr4" draw:text-style-name="P1" draw:layer="layout" svg:x1="9.4cm" svg:y1="4.9cm" svg:x2="9.4cm" svg:y2="0.4cm">
          <text:p/>
        </draw:line>
        <draw:frame draw:style-name="gr5" draw:text-style-name="P3" draw:layer="layout" svg:width="0.521cm" svg:height="0.323cm" svg:x="0.7cm" svg:y="0.67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3" draw:layer="layout" svg:width="1.257cm" svg:height="0.458cm" svg:x="3.643cm" svg:y="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3" draw:text-style-name="P1" draw:layer="layout" svg:x1="2cm" svg:y1="2.3cm" svg:x2="1.1cm" svg:y2="2.6cm">
          <text:p/>
        </draw:line>
        <draw:frame draw:style-name="gr5" draw:text-style-name="P3" draw:layer="layout" svg:width="1.099cm" svg:height="0.457cm" svg:x="2cm" svg:y="2.018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text-style-name="P3" draw:layer="layout" svg:width="1.119cm" svg:height="0.457cm" svg:x="5.4cm" svg:y="1.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3" draw:text-style-name="P1" draw:layer="layout" svg:x1="6.4cm" svg:y1="2cm" svg:x2="6.8cm" svg:y2="2.3cm">
          <text:p/>
        </draw:line>
        <draw:frame draw:style-name="gr5" draw:text-style-name="P3" draw:layer="layout" svg:width="0.545cm" svg:height="0.465cm" svg:x="4.225cm" svg:y="1.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8cm" fo:page-height="5.3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9T10:37:04.761112559</meta:creation-date>
    <dc:date>2017-06-04T18:35:06.637500293</dc:date>
    <meta:editing-duration>PT46M35S</meta:editing-duration>
    <meta:editing-cycles>15</meta:editing-cycles>
    <meta:generator>LibreOffice/5.1.6.2$Linux_X86_64 LibreOffice_project/10m0$Build-2</meta:generator>
    <meta:document-statistic meta:object-count="16"/>
  </office:meta>
</office:document-meta>
</file>

<file path=Object 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0/content.xml><?xml version="1.0" encoding="utf-8"?>
<math xmlns="http://www.w3.org/1998/Math/MathML" display="block">
  <semantics>
    <mstyle color="green">
      <mrow>
        <mo stretchy="false">∂</mo>
        <msup>
          <mi mathvariant="normal">Ω</mi>
          <mtext>src</mtext>
        </msup>
      </mrow>
    </mstyle>
    <annotation encoding="StarMath 5.0">color green {partial %OMEGA^"src"}</annotation>
  </semantics>
</math>
</file>

<file path=Object 11/content.xml><?xml version="1.0" encoding="utf-8"?>
<math xmlns="http://www.w3.org/1998/Math/MathML" display="block">
  <semantics>
    <mstyle color="green">
      <mrow>
        <mo stretchy="false">∂</mo>
        <msup>
          <mi mathvariant="normal">Ω</mi>
          <mtext>cyl</mtext>
        </msup>
      </mrow>
    </mstyle>
    <annotation encoding="StarMath 5.0">color green {partial %OMEGA^"cyl"}</annotation>
  </semantics>
</math>
</file>

<file path=Object 2/content.xml><?xml version="1.0" encoding="utf-8"?>
<math xmlns="http://www.w3.org/1998/Math/MathML" display="block">
  <semantics>
    <mi>D</mi>
    <annotation encoding="StarMath 5.0">D</annotation>
  </semantics>
</math>
</file>

<file path=Object 3/content.xml><?xml version="1.0" encoding="utf-8"?>
<math xmlns="http://www.w3.org/1998/Math/MathML" display="block">
  <semantics>
    <mrow>
      <mo stretchy="false">∂</mo>
      <msup>
        <mi mathvariant="normal">Ω</mi>
        <mtext>wall</mtext>
      </msup>
    </mrow>
    <annotation encoding="StarMath 5.0">partial %OMEGA^"wall"</annotation>
  </semantics>
</math>
</file>